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5" table:default-cell-style-name="ce15"/>
        <table:table-column table:style-name="co7" table:number-columns-repeated="901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&#10;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&#10;[b]7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&#10;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&#10;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57817#p1017445]Touhou Doom[/url][/b] [[b]24[/b]: [size=85]ZikShadow: 3, Master Medi: 5, GeneralDelphox: 5, dard22: 4, insightguy: 2, Dylan558: 5[/size]]&#10;[b]21. [url=https://boa.realm667.com/]Blade of Agony[/url][/b] [[b]23[/b]: [size=85]Caligari87: 2, ZikShadow: 3, The Ultimate DooMer: 1, dard22: 2, Zcat: 2, Zan: 1, Ravick: 1, Koto: 4, Solmir : 5, kultasakaali: 2[/size]]&#10;[b]21. [url=https://forum.zdoom.org/viewtopic.php?t=46787#p786254]Demonsteele[/url][/b] [[b]23[/b]: [size=85]Untitled: 4, Captain J: 2, Azba: 1, Eric_: 3, Zcat: 5, TheMightyHeracross: 3, sycspysycspy: 3, Ikazu-san: 1, Tartlman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://www.thekinsie.com/reelism/]Reelism[/url][/b] [[b]17[/b]: [size=85]Marisa Kirisame: 1, Untitled: 3, undeadmonk354: 1, Beed28: 2, Hege Cactus: 2, TriMetall: 1, Captain J: 2, Crazy Toni: 2, QuakedoomNukem Cz: 1, IdiotBitz: 1, Shredder: 1[/size]]&#10;[b]30. [url=https://forum.zdoom.org/viewtopic.php?f=43&amp;t=50004]Beautiful Doom[/url][/b] [[b]16[/b]: [size=85]m8f: 1, ZippeyKeys12: 1, Dr_Cosmobyte: 1, Мichаеlis: 1, SunPraiser: 3, Squirb: 3, Rex705: 1, A_D_M_E_R_A_L: 2, Cacodemon345: 3[/size]]&#10;[b]30. [url=https://forum.zdoom.org/viewtopic.php?f=19&amp;t=33292#p630099]Doom RPG[/url][/b] [[b]16[/b]: [size=85]kadu522: 3, ZikShadow: 1, Sumwunn: 5, Marrub: 2, Master Medi: 3, Ikazu-san: 2[/size]]&#10;[b]30. [url=https://store.steampowered.com/app/1072150/Hedon/]Hedon[/url][/b] [[b]16[/b]: [size=85]m8f: 1, Vostyok: 3, spart_n: 5, DoomKrakken: 3, ReformedJoe: 4[/size]]&#10;[b]30. [url=https://forum.zdoom.org/viewtopic.php?t=32674#p618450]Pirate Doom[/url][/b] [[b]16[/b]: [size=85]Combine_Kegan: 4, undeadmonk354: 5, Zcat: 4, Ravick: 1, MasterBeavis: 1, Dinosaur_Nerd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6. [url=https://forum.zdoom.org/viewtopic.php?f=43&amp;t=51035#p888249]LegenDoom[/url][/b] [[b]13[/b]: [size=85]Hege Cactus: 3, 4thcharacter: 3, ZikShadow: 1, Sumwunn: 3, Crazy Toni: 2, IdiotBitz: 1[/size]]&#10;[b]36. [url=https://forum.zdoom.org/viewtopic.php?f=46&amp;t=62641#p1080654]Nash's Gore Mod[/url][/b] [[b]13[/b]: [size=85]Hipnotic Rogue: 1, AlphaEnt: 1, BerserkerNoir: 2, xim: 2, Rex705: 1, Craneo: 5, Hexereticdoom: 1[/size]]&#10;[b]36. [url=https://forum.zdoom.org/viewtopic.php?t=45550#p753192]Smooth Doom[/url][/b] [[b]13[/b]: [size=85]Dr_Cosmobyte: 1, lizardcommando: 1, AlexThePianoNailer: 2, Cacodemon345: 2, Curunir: 4, terminator44: 3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61301#p1063747]Slayer's Rampage[/url][/b] [[b]12[/b]: [size=85]Rex705: 2, iamcarrotmaster: 4, Martinoz: 1, TheZombie: 5[/size]]&#10;[b]42. [url=https://forum.zdoom.org/viewtopic.php?t=53010#p928835]MetaDoom[/url][/b] [[b]11[/b]: [size=85]Shadelight: 1, DrPyspy: 3, Sumwunn: 1, Crazy Toni: 2, DoodGuy: 3, ErrantMasa: 1[/size]]&#10;[b]42. [url=https://forum.zdoom.org/viewtopic.php?f=46&amp;t=48780#p839642]Ultimate DoomVisor[/url][/b] [[b]11[/b]: [size=85]BerserkerNoir: 1, LastManonEarth: 5, Elodorian: 5[/size]]&#10;[b]44. [url=https://forum.zdoom.org/viewtopic.php?f=19&amp;t=35135#p661646]Doom: The Golden Souls[/url][/b] [[b]10[/b]: [size=85]The Ultimate DooMer: 1, Koto: 1, Apaul27 : 2, Мichаеlis: 1, excedentia: 5[/size]]&#10;[b]44. [url=https://forum.zdoom.org/viewtopic.php?f=43&amp;t=67025#p1132672]Hexen: Walpurgis[/url][/b] [[b]10[/b]: [size=85]eharper256: 1, Jarewill: 1, SallazarSpellcaster: 5, MaxRideWizardLord: 3[/size]]&#10;[b]44. [url=https://forum.zdoom.org/viewtopic.php?f=43&amp;t=54904#p969133]Lithium[/url][/b] [[b]10[/b]: [size=85]Dr_Cosmobyte: 1, Somagu: 1, TriMetall: 3, Ikazu-san: 3, Dawn111: 2[/size]]&#10;[b]44. [url=https://forum.zdoom.org/viewtopic.php?t=35846#p676444]Wrath of Cronos RPG[/url][/b] [[b]10[/b]: [size=85]Master Medi: 2, Zan: 1, TheMightyHeracross: 3, IdiotBitz: 1, SallazarSpellcaster: 2, MaxRideWizardLord: 1[/size]]&#10;[b]44. [url=https://www.doomworld.com/idgames/levels/doom2/Ports/v-z/zendyn_x]Zen Dynamics[/url][/b] [[b]10[/b]: [size=85]TerminusEst13: 1, Captain J: 4, Crazy Toni: 2, Tapwave: 3[/size]]&#10;[b]49. [url=https://forum.zdoom.org/viewtopic.php?t=22008#p433365]Legacy of Suffering[/url][/b] [[b]9[/b]: [size=85]ibm5155: 5, Ravick: 1, Koto: 1, AlphaEnt: 1, Kappes Buur: 1[/size]]&#10;[b]49. [url=https://forum.zdoom.org/viewtopic.php?f=43&amp;t=60054#p1047705]ouch_m 2: abort_m[/url][/b] [[b]9[/b]: [size=85]leodoom85: 1, ZippeyKeys12: 5, Azba: 1, wolfmanfp: 2[/size]]&#10;[b]49. [url=https://forum.zdoom.org/viewtopic.php?f=19&amp;t=54380#p957591]The Inquisitor III[/url][/b] [[b]9[/b]: [size=85]The Ultimate DooMer: 1, Zan: 5, Curunir: 2, ReformedJoe: 1[/size]]&#10;[b]49. [url=https://forum.zdoom.org/viewtopic.php?t=14722&amp;#p297378]The Ultimate Torment and Torture[/url][/b] [[b]9[/b]: [size=85]DrPyspy: 3, ibm5155: 2, JDSH98: 1, silentzora: 3[/size]]&#10;[b]53. [url=https://forum.zdoom.org/viewtopic.php?t=45804#p760002]Hocusdoom[/url][/b] [[b]8[/b]: [size=85]Master Medi: 2, Мichаеlis: 2, MaxRideWizardLord: 4[/size]]&#10;[b]53. [url=https://www.doomworld.com/forum/topic/57957-psx-doomfinal-doom-tc-version-2135-now-released/]PlayStation Doom TC[/url][/b] [[b]8[/b]: [size=85]leodoom85: 1, lil'devil: 1, Olroda: 5, Ravick: 1[/size]]&#10;[b]55. [url=https://forum.zdoom.org/viewtopic.php?f=43&amp;t=55487#p982784]AEons Of Death[/url][/b] [[b]7[/b]: [size=85]leodoom85: 1, undeadmonk354: 2, lil'devil: 1, The_Abysswalker: 2, MaxRideWizardLord: 1[/size]]&#10;[b]55. [url=https://forum.zdoom.org/viewtopic.php?t=30942#p586255]Hunter’s Moon[/url][/b] [[b]7[/b]: [size=85]ibm5155: 3, D3athStalker: 1, Мichаеlis: 1, shotfan: 2[/size]]&#10;[b]55. [url=https://forum.zdoom.org/viewtopic.php?t=56668#p1000996]Rise Of The Wool Ball[/url][/b] [[b]7[/b]: [size=85]TheMightyHeracross: 3, QuakedoomNukem Cz: 1, Apaul27 : 3[/size]]&#10;[b]55. [url=https://forum.zdoom.org/viewtopic.php?f=45&amp;t=13704#p278356]The Ghoul's Forest 3[/url][/b] [[b]7[/b]: [size=85]ibm5155: 1, undeadmonk354: 4, lil'devil: 2[/size]]&#10;[b]55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Astrostein[/url][/b] [[b]2[/b]: [size=85]Sgt. Shivers: 2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t=45060#p741205]Doom Ambient Pack[/url][/b] [[b]1[/b]: [size=85]Hexereticdoom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&#10;Mods: 258&#10;Voters: 116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</text:p>
            <text:p>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  <text:p>[b]7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57817#p1017445]Touhou Doom[/url][/b] [[b]24[/b]: [size=85]ZikShadow: 3, Master Medi: 5, GeneralDelphox: 5, dard22: 4, insightguy: 2, Dylan558: 5[/size]]</text:p>
            <text:p>[b]21. [url=https://boa.realm667.com/]Blade of Agony[/url][/b] [[b]23[/b]: [size=85]Caligari87: 2, ZikShadow: 3, The Ultimate DooMer: 1, dard22: 2, Zcat: 2, Zan: 1, Ravick: 1, Koto: 4, Solmir : 5, kultasakaali: 2[/size]]</text:p>
            <text:p>[b]21. [url=https://forum.zdoom.org/viewtopic.php?t=46787#p786254]Demonsteele[/url][/b] [[b]23[/b]: [size=85]Untitled: 4, Captain J: 2, Azba: 1, Eric_: 3, Zcat: 5, TheMightyHeracross: 3, sycspysycspy: 3, Ikazu-san: 1, Tartlman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  <text:p>[b]30. [url=https://forum.zdoom.org/viewtopic.php?f=19&amp;t=33292#p630099]Doom RPG[/url][/b] [[b]16[/b]: [size=85]kadu522: 3, ZikShadow: 1, Sumwunn: 5, Marrub: 2, Master Medi: 3, Ikazu-san: 2[/size]]</text:p>
            <text:p>[b]30. [url=https://store.steampowered.com/app/1072150/Hedon/]Hedon[/url][/b] [[b]16[/b]: [size=85]m8f: 1, Vostyok: 3, spart_n: 5, DoomKrakken: 3, ReformedJoe: 4[/size]]</text:p>
            <text:p>[b]30. [url=https://forum.zdoom.org/viewtopic.php?t=32674#p618450]Pirate Doom[/url][/b] [[b]16[/b]: [size=85]Combine_Kegan: 4, undeadmonk354: 5, Zcat: 4, Ravick: 1, MasterBeavis: 1, Dinosaur_Nerd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6. [url=https://forum.zdoom.org/viewtopic.php?f=43&amp;t=51035#p888249]LegenDoom[/url][/b] [[b]13[/b]: [size=85]Hege Cactus: 3, 4thcharacter: 3, ZikShadow: 1, Sumwunn: 3, Crazy Toni: 2, IdiotBitz: 1[/size]]</text:p>
            <text:p>[b]36. [url=https://forum.zdoom.org/viewtopic.php?f=46&amp;t=62641#p1080654]Nash's Gore Mod[/url][/b] [[b]13[/b]: [size=85]Hipnotic Rogue: 1, AlphaEnt: 1, BerserkerNoir: 2, xim: 2, Rex705: 1, Craneo: 5, Hexereticdoom: 1[/size]]</text:p>
            <text:p>[b]36. [url=https://forum.zdoom.org/viewtopic.php?t=45550#p753192]Smooth Doom[/url][/b] [[b]13[/b]: [size=85]Dr_Cosmobyte: 1, lizardcommando: 1, AlexThePianoNailer: 2, Cacodemon345: 2, Curunir: 4, terminator44: 3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61301#p1063747]Slayer's Rampage[/url][/b] [[b]12[/b]: [size=85]Rex705: 2, iamcarrotmaster: 4, Martinoz: 1, TheZombie: 5[/size]]</text:p>
            <text:p>[b]42. [url=https://forum.zdoom.org/viewtopic.php?t=53010#p928835]MetaDoom[/url][/b] [[b]11[/b]: [size=85]Shadelight: 1, DrPyspy: 3, Sumwunn: 1, Crazy Toni: 2, DoodGuy: 3, ErrantMasa: 1[/size]]</text:p>
            <text:p>[b]42. [url=https://forum.zdoom.org/viewtopic.php?f=46&amp;t=48780#p839642]Ultimate DoomVisor[/url][/b] [[b]11[/b]: [size=85]BerserkerNoir: 1, LastManonEarth: 5, Elodorian: 5[/size]]</text:p>
            <text:p>[b]44. [url=https://forum.zdoom.org/viewtopic.php?f=19&amp;t=35135#p661646]Doom: The Golden Souls[/url][/b] [[b]10[/b]: [size=85]The Ultimate DooMer: 1, Koto: 1, Apaul27 : 2, Мichаеlis: 1, excedentia: 5[/size]]</text:p>
            <text:p>[b]44. [url=https://forum.zdoom.org/viewtopic.php?f=43&amp;t=67025#p1132672]Hexen: Walpurgis[/url][/b] [[b]10[/b]: [size=85]eharper256: 1, Jarewill: 1, SallazarSpellcaster: 5, MaxRideWizardLord: 3[/size]]</text:p>
            <text:p>[b]44. [url=https://forum.zdoom.org/viewtopic.php?f=43&amp;t=54904#p969133]Lithium[/url][/b] [[b]10[/b]: [size=85]Dr_Cosmobyte: 1, Somagu: 1, TriMetall: 3, Ikazu-san: 3, Dawn111: 2[/size]]</text:p>
            <text:p>[b]44. [url=https://forum.zdoom.org/viewtopic.php?t=35846#p676444]Wrath of Cronos RPG[/url][/b] [[b]10[/b]: [size=85]Master Medi: 2, Zan: 1, TheMightyHeracross: 3, IdiotBitz: 1, SallazarSpellcaster: 2, MaxRideWizardLord: 1[/size]]</text:p>
            <text:p>[b]44. [url=https://www.doomworld.com/idgames/levels/doom2/Ports/v-z/zendyn_x]Zen Dynamics[/url][/b] [[b]10[/b]: [size=85]TerminusEst13: 1, Captain J: 4, Crazy Toni: 2, Tapwave: 3[/size]]</text:p>
            <text:p>[b]49. [url=https://forum.zdoom.org/viewtopic.php?t=22008#p433365]Legacy of Suffering[/url][/b] [[b]9[/b]: [size=85]ibm5155: 5, Ravick: 1, Koto: 1, AlphaEnt: 1, Kappes Buur: 1[/size]]</text:p>
            <text:p>[b]49. [url=https://forum.zdoom.org/viewtopic.php?f=43&amp;t=60054#p1047705]ouch_m 2: abort_m[/url][/b] [[b]9[/b]: [size=85]leodoom85: 1, ZippeyKeys12: 5, Azba: 1, wolfmanfp: 2[/size]]</text:p>
            <text:p>[b]49. [url=https://forum.zdoom.org/viewtopic.php?f=19&amp;t=54380#p957591]The Inquisitor III[/url][/b] [[b]9[/b]: [size=85]The Ultimate DooMer: 1, Zan: 5, Curunir: 2, ReformedJoe: 1[/size]]</text:p>
            <text:p>[b]49. [url=https://forum.zdoom.org/viewtopic.php?t=14722&amp;#p297378]The Ultimate Torment and Torture[/url][/b] [[b]9[/b]: [size=85]DrPyspy: 3, ibm5155: 2, JDSH98: 1, silentzora: 3[/size]]</text:p>
            <text:p>[b]53. [url=https://forum.zdoom.org/viewtopic.php?t=45804#p760002]Hocusdoom[/url][/b] [[b]8[/b]: [size=85]Master Medi: 2, Мichаеlis: 2, MaxRideWizardLord: 4[/size]]</text:p>
            <text:p>[b]53. [url=https://www.doomworld.com/forum/topic/57957-psx-doomfinal-doom-tc-version-2135-now-released/]PlayStation Doom TC[/url][/b] [[b]8[/b]: [size=85]leodoom85: 1, lil'devil: 1, Olroda: 5, Ravick: 1[/size]]</text:p>
            <text:p>[b]55. [url=https://forum.zdoom.org/viewtopic.php?f=43&amp;t=55487#p982784]AEons Of Death[/url][/b] [[b]7[/b]: [size=85]leodoom85: 1, undeadmonk354: 2, lil'devil: 1, The_Abysswalker: 2, MaxRideWizardLord: 1[/size]]</text:p>
            <text:p>[b]55. [url=https://forum.zdoom.org/viewtopic.php?t=30942#p586255]Hunter’s Moon[/url][/b] [[b]7[/b]: [size=85]ibm5155: 3, D3athStalker: 1, Мichаеlis: 1, shotfan: 2[/size]]</text:p>
            <text:p>[b]55. [url=https://forum.zdoom.org/viewtopic.php?t=56668#p1000996]Rise Of The Wool Ball[/url][/b] [[b]7[/b]: [size=85]TheMightyHeracross: 3, QuakedoomNukem Cz: 1, Apaul27 : 3[/size]]</text:p>
            <text:p>[b]55. [url=https://forum.zdoom.org/viewtopic.php?f=45&amp;t=13704#p278356]The Ghoul's Forest 3[/url][/b] [[b]7[/b]: [size=85]ibm5155: 1, undeadmonk354: 4, lil'devil: 2[/size]]</text:p>
            <text:p>[b]55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Astrostein[/url][/b] [[b]2[/b]: [size=85]Sgt. Shivers: 2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t=45060#p741205]Doom Ambient Pack[/url][/b] [[b]1[/b]: [size=85]Hexereticdoom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/>
            <text:p>Mods: 258</text:p>
            <text:p>Voters: 11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58" calcext:value-type="string">
            <text:p>Mods: 258</text:p>
          </table:table-cell>
          <table:table-cell table:style-name="ce2" table:formula="of:=&quot;Voters: &quot; &amp; SUMPRODUCT(NOT(ISBLANK([.H2:.AMJ2])))" office:value-type="string" office:string-value="Voters: 116" calcext:value-type="string">
            <text:p>Voters: 11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26" calcext:value-type="float">
            <text:p>172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15" calcext:value-type="float">
            <text:p>15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4" table:number-columns-repeated="90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3" calcext:value-type="float">
            <text:p>6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6" calcext:value-type="float">
            <text:p>46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</text:p>
          </table:table-cell>
          <table:table-cell table:formula="of:=SUMPRODUCT(NOT(ISBLANK([.H8:.AMJ8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6" calcext:value-type="float">
            <text:p>4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3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3</text:p>
          </table:table-cell>
          <table:table-cell table:formula="of:=SUMPRODUCT(NOT(ISBLANK([.H9:.AMJ9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, kultasakaali: 5" calcext:value-type="string">
            <text:p><text:s/>TheNightATK300: 3, Cyanide: 1, D3athStalker: 2, Apaul27 : 1, DoodGuy: 5, JDSH98: 3, SunPraiser: 5, The_Abysswalker: 5, TDRR: 4, excedentia: 5, Error313: 3, spart_n: 3, kultasakaali: 5</text:p>
          </table:table-cell>
          <table:table-cell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9" calcext:value-type="float">
            <text:p>3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" calcext:value-type="string">
            <text:p><text:s/>TheNightATK300: 2, D3athStalker: 2, insightguy: 3, DoodGuy: 4, JDSH98: 5, AlphaEnt: 2, SunPraiser: 3, The_Abysswalker: 3, BerserkerNoir: 2, excedentia: 2, shotfan: 1, Craneo: 3, Dawn111: 5, kultasakaali: 2</text:p>
          </table:table-cell>
          <table:table-cell table:formula="of:=SUMPRODUCT(NOT(ISBLANK([.H12:.AMJ12])))" office:value-type="float" office:value="14" calcext:value-type="float">
            <text:p>1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7" calcext:value-type="float">
            <text:p>3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</text:p>
          </table:table-cell>
          <table:table-cell table:formula="of:=SUMPRODUCT(NOT(ISBLANK([.H13:.AMJ13]))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8:.AMJ18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5:.AMJ25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arisa Kirisame: 1, Untitled: 3, undeadmonk354: 1, Beed28: 2, Hege Cactus: 2, TriMetall: 1, Captain J: 2, Crazy Toni: 2, QuakedoomNukem Cz: 1, IdiotBitz: 1, Shredder: 1" calcext:value-type="string">
            <text:p>Marisa Kirisame: 1, Untitled: 3, undeadmonk354: 1, Beed28: 2, Hege Cactus: 2, TriMetall: 1, Captain J: 2, Crazy Toni: 2, QuakedoomNukem Cz: 1, IdiotBitz: 1, Shredder: 1</text:p>
          </table:table-cell>
          <table:table-cell table:formula="of:=SUMPRODUCT(NOT(ISBLANK([.H32:.AMJ32])))"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3:.AMJ3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0" calcext:value-type="float">
            <text:p>30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6:.AMJ36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lizardcommando: 1, AlexThePianoNailer: 2, Cacodemon345: 2, Curunir: 4, terminator44: 3" calcext:value-type="string">
            <text:p>Dr_Cosmobyte: 1, lizardcommando: 1, AlexThePianoNailer: 2, Cacodemon345: 2, Curunir: 4, terminator44: 3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3:.AMJ4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4:.AMJ44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7:.AMJ47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_Cosmobyte: 1, Somagu: 1, TriMetall: 3, Ikazu-san: 3, Dawn111: 2" calcext:value-type="string">
            <text:p>Dr_Cosmobyte: 1, Somagu: 1, TriMetall: 3, Ikazu-san: 3, Dawn111: 2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2:.AMJ5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hotfan: 1" calcext:value-type="string">
            <text:p>shotfan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eodoom85: 1" calcext:value-type="string">
            <text:p>leodoom85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Jarewill: 1" calcext:value-type="string">
            <text:p>Jarewil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harper256: 1" calcext:value-type="string">
            <text:p>eharper256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" calcext:value-type="string">
            <text:p>Hipnotic Rogue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igger C: 1" calcext:value-type="string">
            <text:p>Bigger C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leodoom85: 1" calcext:value-type="string">
            <text:p>leodoom85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AlphaEnt: 1" calcext:value-type="string">
            <text:p>AlphaEnt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exereticdoom: 1" calcext:value-type="string">
            <text:p>Hexereticdoom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exereticdoom: 1" calcext:value-type="string">
            <text:p>Hexereticdoom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araSwift: 1" calcext:value-type="string">
            <text:p>HaraSwif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ex705: 1" calcext:value-type="string">
            <text:p>Rex70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Hexereticdoom: 1" calcext:value-type="string">
            <text:p>Hexereticdoom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8f: 1" calcext:value-type="string">
            <text:p>m8f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ipnotic Rogue: 1" calcext:value-type="string">
            <text:p>Hipnotic Rogue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ycspysycspy: 1" calcext:value-type="string">
            <text:p>sycspysycspy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hotfan: 1" calcext:value-type="string">
            <text:p>shotfan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xim: 1" calcext:value-type="string">
            <text:p>xi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paul27 : 1" calcext:value-type="string">
            <text:p>Apaul27 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>
            <text:p/>
          </table:table-cell>
          <table:table-cell table:formula="of:=SUMPRODUCT(NOT(ISBLANK([.H262:.AMJ2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>
            <text:p/>
          </table:table-cell>
          <table:table-cell table:formula="of:=SUMPRODUCT(NOT(ISBLANK([.H263:.AMJ2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9" calcext:value-type="float">
            <text:p>259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9" calcext:value-type="float">
            <text:p>259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9" calcext:value-type="float">
            <text:p>259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9" calcext:value-type="float">
            <text:p>259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9" calcext:value-type="float">
            <text:p>259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9" calcext:value-type="float">
            <text:p>259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9" calcext:value-type="float">
            <text:p>259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9" calcext:value-type="float">
            <text:p>259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9" calcext:value-type="float">
            <text:p>259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9" calcext:value-type="float">
            <text:p>259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9" calcext:value-type="float">
            <text:p>259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9" calcext:value-type="float">
            <text:p>259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9" calcext:value-type="float">
            <text:p>259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9" calcext:value-type="float">
            <text:p>259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9" calcext:value-type="float">
            <text:p>259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9" calcext:value-type="float">
            <text:p>259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9" calcext:value-type="float">
            <text:p>259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Russian_Overkill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0 mod' -pointsize 20 -fill white -annotate +0+18 'by ZDoom Community' png8:pngs/Doom_RPG.png&#10;convert background.png -gravity Center -size 270 -pointsize 24 -fill black -annotate +0-14 'Voted #30 mod' -pointsize 20 -fill white -annotate +0+18 'by ZDoom Community' png8:pngs/Hedon.png&#10;convert background.png -gravity Center -size 270 -pointsize 24 -fill black -annotate +0-14 'Voted #30 mod' -pointsize 20 -fill white -annotate +0+18 'by ZDoom Community' png8:pngs/Pirate_Doo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egenDoom.png&#10;convert background.png -gravity Center -size 270 -pointsize 24 -fill black -annotate +0-14 'Voted #36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2 mod' -pointsize 20 -fill white -annotate +0+18 'by ZDoom Community' png8:pngs/MetaDoom.png&#10;convert background.png -gravity Center -size 270 -pointsize 24 -fill black -annotate +0-14 'Voted #42 mod' -pointsize 20 -fill white -annotate +0+18 'by ZDoom Community' png8:pngs/Ultimate_DoomVisor.png&#10;convert background.png -gravity Center -size 270 -pointsize 24 -fill black -annotate +0-14 'Voted #44 mod' -pointsize 20 -fill white -annotate +0+18 'by ZDoom Community' png8:pngs/Doom:_The_Golden_Souls.png&#10;convert background.png -gravity Center -size 270 -pointsize 24 -fill black -annotate +0-14 'Voted #44 mod' -pointsize 20 -fill white -annotate +0+18 'by ZDoom Community' png8:pngs/Hexen:_Walpurgi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Zen_Dynamics.png&#10;convert background.png -gravity Center -size 270 -pointsize 24 -fill black -annotate +0-14 'Voted #49 mod' -pointsize 20 -fill white -annotate +0+18 'by ZDoom Community' png8:pngs/Legacy_of_Suffering.png&#10;convert background.png -gravity Center -size 270 -pointsize 24 -fill black -annotate +0-14 'Voted #49 mod' -pointsize 20 -fill white -annotate +0+18 'by ZDoom Community' png8:pngs/ouch_m_2:_abort_m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The_Ultimate_Torment_and_Torture.png&#10;convert background.png -gravity Center -size 270 -pointsize 24 -fill black -annotate +0-14 'Voted #53 mod' -pointsize 20 -fill white -annotate +0+18 'by ZDoom Community' png8:pngs/Hocusdoom.png&#10;convert background.png -gravity Center -size 270 -pointsize 24 -fill black -annotate +0-14 'Voted #53 mod' -pointsize 20 -fill white -annotate +0+18 'by ZDoom Community' png8:pngs/PlayStation_Doom_TC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Rise_Of_The_Wool_Ball.png&#10;convert background.png -gravity Center -size 270 -pointsize 24 -fill black -annotate +0-14 'Voted #55 mod' -pointsize 20 -fill white -annotate +0+18 'by ZDoom Community' png8:pngs/The_Ghoul_s_Forest_3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Astrostein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Russian_Overkill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0 mod' -pointsize 20 -fill white -annotate +0+18 'by ZDoom Community' png8:pngs/Doom_RPG.png</text:p>
            <text:p>convert background.png -gravity Center -size 270 -pointsize 24 -fill black -annotate +0-14 'Voted #30 mod' -pointsize 20 -fill white -annotate +0+18 'by ZDoom Community' png8:pngs/Hedon.png</text:p>
            <text:p>convert background.png -gravity Center -size 270 -pointsize 24 -fill black -annotate +0-14 'Voted #30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egenDoom.png</text:p>
            <text:p>convert background.png -gravity Center -size 270 -pointsize 24 -fill black -annotate +0-14 'Voted #36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2 mod' -pointsize 20 -fill white -annotate +0+18 'by ZDoom Community' png8:pngs/MetaDoom.png</text:p>
            <text:p>convert background.png -gravity Center -size 270 -pointsize 24 -fill black -annotate +0-14 'Voted #42 mod' -pointsize 20 -fill white -annotate +0+18 'by ZDoom Community' png8:pngs/Ultimate_DoomVisor.png</text:p>
            <text:p>convert background.png -gravity Center -size 270 -pointsize 24 -fill black -annotate +0-14 'Voted #44 mod' -pointsize 20 -fill white -annotate +0+18 'by ZDoom Community' png8:pngs/Doom:_The_Golden_Souls.png</text:p>
            <text:p>convert background.png -gravity Center -size 270 -pointsize 24 -fill black -annotate +0-14 'Voted #44 mod' -pointsize 20 -fill white -annotate +0+18 'by ZDoom Community' png8:pngs/Hexen:_Walpurgi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Zen_Dynamics.png</text:p>
            <text:p>convert background.png -gravity Center -size 270 -pointsize 24 -fill black -annotate +0-14 'Voted #49 mod' -pointsize 20 -fill white -annotate +0+18 'by ZDoom Community' png8:pngs/Legacy_of_Suffering.png</text:p>
            <text:p>convert background.png -gravity Center -size 270 -pointsize 24 -fill black -annotate +0-14 'Voted #49 mod' -pointsize 20 -fill white -annotate +0+18 'by ZDoom Community' png8:pngs/ouch_m_2:_abort_m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The_Ultimate_Torment_and_Torture.png</text:p>
            <text:p>convert background.png -gravity Center -size 270 -pointsize 24 -fill black -annotate +0-14 'Voted #53 mod' -pointsize 20 -fill white -annotate +0+18 'by ZDoom Community' png8:pngs/Hocusdoom.png</text:p>
            <text:p>convert background.png -gravity Center -size 270 -pointsize 24 -fill black -annotate +0-14 'Voted #53 mod' -pointsize 20 -fill white -annotate +0+18 'by ZDoom Community' png8:pngs/PlayStation_Doom_TC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Rise_Of_The_Wool_Ball.png</text:p>
            <text:p>convert background.png -gravity Center -size 270 -pointsize 24 -fill black -annotate +0-14 'Voted #55 mod' -pointsize 20 -fill white -annotate +0+18 'by ZDoom Community' png8:pngs/The_Ghoul_s_Forest_3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Astrostein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" calcext:value-type="string">
            <text:p>[b]2. [url=https://forum.zdoom.org/viewtopic.php?f=43&amp;t=37066#p703762]Guncaster[/url][/b] [[b]6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29915#p567421]Russian Overkill[/url][/b] [[b]46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, Shredder: 2[/size]]" calcext:value-type="string">
            <text:p>[b]5. [url=https://forum.zdoom.org/viewtopic.php?f=43&amp;t=29915#p567421]Russian Overkill[/url][/b] [[b]46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, Shredd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Russian_Overkill.png" calcext:value-type="string">
            <text:p>convert background.png -gravity Center -size 270 -pointsize 24 -fill black -annotate +0-14 'Voted #5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" calcext:value-type="string">
            <text:p>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" calcext:value-type="string">
            <text:p>[b]7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" calcext:value-type="string"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" calcext:value-type="string"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boa.realm667.com/]Blade of Agony[/url][/b] [[b]23[/b]: [size=85]Caligari87: 2, ZikShadow: 3, The Ultimate DooMer: 1, dard22: 2, Zcat: 2, Zan: 1, Ravick: 1, Koto: 4, Solmir : 5, kultasakaali: 2[/size]]" calcext:value-type="string">
            <text:p>[b]21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1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://www.thekinsie.com/reelism/]Reelism[/url][/b] [[b]17[/b]: [size=85]Marisa Kirisame: 1, Untitled: 3, undeadmonk354: 1, Beed28: 2, Hege Cactus: 2, TriMetall: 1, Captain J: 2, Crazy Toni: 2, QuakedoomNukem Cz: 1, IdiotBitz: 1, Shredder: 1[/size]]" calcext:value-type="string">
            <text:p>[b]29. [url=http://www.thekinsie.com/reelism/]Reelism[/url][/b] [[b]17[/b]: [size=85]Marisa Kirisame: 1, Untitled: 3, undeadmonk354: 1, Beed28: 2, Hege Cactus: 2, TriMetall: 1, Captain J: 2, Crazy Toni: 2, QuakedoomNukem Cz: 1, IdiotBitz: 1, Shredder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30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19&amp;t=33292#p630099]Doom RPG[/url][/b] [[b]16[/b]: [size=85]kadu522: 3, ZikShadow: 1, Sumwunn: 5, Marrub: 2, Master Medi: 3, Ikazu-san: 2[/size]]" calcext:value-type="string">
            <text:p>[b]3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RPG.png" calcext:value-type="string">
            <text:p>convert background.png -gravity Center -size 270 -pointsize 24 -fill black -annotate +0-14 'Voted #3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s://store.steampowered.com/app/1072150/Hedon/]Hedon[/url][/b] [[b]16[/b]: [size=85]m8f: 1, Vostyok: 3, spart_n: 5, DoomKrakken: 3, ReformedJoe: 4[/size]]" calcext:value-type="string">
            <text:p>[b]30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Hedon.png" calcext:value-type="string">
            <text:p>convert background.png -gravity Center -size 270 -pointsize 24 -fill black -annotate +0-14 'Voted #30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0. [url=https://forum.zdoom.org/viewtopic.php?t=32674#p618450]Pirate Doom[/url][/b] [[b]16[/b]: [size=85]Combine_Kegan: 4, undeadmonk354: 5, Zcat: 4, Ravick: 1, MasterBeavis: 1, Dinosaur_Nerd: 1[/size]]" calcext:value-type="string">
            <text:p>[b]30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Pirate_Doom.png" calcext:value-type="string">
            <text:p>convert background.png -gravity Center -size 270 -pointsize 24 -fill black -annotate +0-14 'Voted #30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1035#p888249]LegenDoom[/url][/b] [[b]13[/b]: [size=85]Hege Cactus: 3, 4thcharacter: 3, ZikShadow: 1, Sumwunn: 3, Crazy Toni: 2, IdiotBitz: 1[/size]]" calcext:value-type="string">
            <text:p>[b]36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enDoom.png" calcext:value-type="string">
            <text:p>convert background.png -gravity Center -size 270 -pointsize 24 -fill black -annotate +0-14 'Voted #3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6&amp;t=62641#p1080654]Nash's Gore Mod[/url][/b] [[b]13[/b]: [size=85]Hipnotic Rogue: 1, AlphaEnt: 1, BerserkerNoir: 2, xim: 2, Rex705: 1, Craneo: 5, Hexereticdoom: 1[/size]]" calcext:value-type="string">
            <text:p>[b]36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Nash_s_Gore_Mod.png" calcext:value-type="string">
            <text:p>convert background.png -gravity Center -size 270 -pointsize 24 -fill black -annotate +0-14 'Voted #3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45550#p753192]Smooth Doom[/url][/b] [[b]13[/b]: [size=85]Dr_Cosmobyte: 1, lizardcommando: 1, AlexThePianoNailer: 2, Cacodemon345: 2, Curunir: 4, terminator44: 3[/size]]" calcext:value-type="string">
            <text:p>[b]36. [url=https://forum.zdoom.org/viewtopic.php?t=45550#p753192]Smooth Doom[/url][/b] [[b]13[/b]: [size=85]Dr_Cosmobyte: 1, lizardcommando: 1, AlexThePianoNailer: 2, Cacodemon345: 2, Curunir: 4, terminator44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t=53010#p928835]MetaDoom[/url][/b] [[b]11[/b]: [size=85]Shadelight: 1, DrPyspy: 3, Sumwunn: 1, Crazy Toni: 2, DoodGuy: 3, ErrantMasa: 1[/size]]" calcext:value-type="string">
            <text:p>[b]42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MetaDoom.png" calcext:value-type="string">
            <text:p>convert background.png -gravity Center -size 270 -pointsize 24 -fill black -annotate +0-14 'Voted #4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6&amp;t=48780#p839642]Ultimate DoomVisor[/url][/b] [[b]11[/b]: [size=85]BerserkerNoir: 1, LastManonEarth: 5, Elodorian: 5[/size]]" calcext:value-type="string">
            <text:p>[b]42. [url=https://forum.zdoom.org/viewtopic.php?f=46&amp;t=48780#p839642]Ultimate DoomVisor[/url][/b] [[b]11[/b]: [size=85]BerserkerNoir: 1, LastManonEarth: 5, Elodori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Ultimate_DoomVisor.png" calcext:value-type="string">
            <text:p>convert background.png -gravity Center -size 270 -pointsize 24 -fill black -annotate +0-14 'Voted #4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35135#p661646]Doom: The Golden Souls[/url][/b] [[b]10[/b]: [size=85]The Ultimate DooMer: 1, Koto: 1, Apaul27 : 2, Мichаеlis: 1, excedentia: 5[/size]]" calcext:value-type="string">
            <text:p>[b]44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oom:_The_Golden_Souls.png" calcext:value-type="string">
            <text:p>convert background.png -gravity Center -size 270 -pointsize 24 -fill black -annotate +0-14 'Voted #4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67025#p1132672]Hexen: Walpurgis[/url][/b] [[b]10[/b]: [size=85]eharper256: 1, Jarewill: 1, SallazarSpellcaster: 5, MaxRideWizardLord: 3[/size]]" calcext:value-type="string">
            <text:p>[b]44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xen:_Walpurgis.png" calcext:value-type="string">
            <text:p>convert background.png -gravity Center -size 270 -pointsize 24 -fill black -annotate +0-14 'Voted #4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54904#p969133]Lithium[/url][/b] [[b]10[/b]: [size=85]Dr_Cosmobyte: 1, Somagu: 1, TriMetall: 3, Ikazu-san: 3, Dawn111: 2[/size]]" calcext:value-type="string">
            <text:p>[b]44. [url=https://forum.zdoom.org/viewtopic.php?f=43&amp;t=54904#p969133]Lithium[/url][/b] [[b]10[/b]: [size=85]Dr_Cosmobyte: 1, Somagu: 1, TriMetall: 3, Ikazu-san: 3, Dawn111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4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www.doomworld.com/idgames/levels/doom2/Ports/v-z/zendyn_x]Zen Dynamics[/url][/b] [[b]10[/b]: [size=85]TerminusEst13: 1, Captain J: 4, Crazy Toni: 2, Tapwave: 3[/size]]" calcext:value-type="string">
            <text:p>[b]44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n_Dynamics.png" calcext:value-type="string">
            <text:p>convert background.png -gravity Center -size 270 -pointsize 24 -fill black -annotate +0-14 'Voted #4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22008#p433365]Legacy of Suffering[/url][/b] [[b]9[/b]: [size=85]ibm5155: 5, Ravick: 1, Koto: 1, AlphaEnt: 1, Kappes Buur: 1[/size]]" calcext:value-type="string">
            <text:p>[b]49. [url=https://forum.zdoom.org/viewtopic.php?t=22008#p433365]Legacy of Suffering[/url][/b] [[b]9[/b]: [size=85]ibm5155: 5, Ravick: 1, Koto: 1, AlphaEnt: 1, Kappes Buu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Legacy_of_Suffering.png" calcext:value-type="string">
            <text:p>convert background.png -gravity Center -size 270 -pointsize 24 -fill black -annotate +0-14 'Voted #4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43&amp;t=60054#p1047705]ouch_m 2: abort_m[/url][/b] [[b]9[/b]: [size=85]leodoom85: 1, ZippeyKeys12: 5, Azba: 1, wolfmanfp: 2[/size]]" calcext:value-type="string">
            <text:p>[b]4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ouch_m_2:_abort_m.png" calcext:value-type="string">
            <text:p>convert background.png -gravity Center -size 270 -pointsize 24 -fill black -annotate +0-14 'Voted #4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9[/b]: [size=85]The Ultimate DooMer: 1, Zan: 5, Curunir: 2, ReformedJoe: 1[/size]]" calcext:value-type="string">
            <text:p>[b]49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14722&amp;#p297378]The Ultimate Torment and Torture[/url][/b] [[b]9[/b]: [size=85]DrPyspy: 3, ibm5155: 2, JDSH98: 1, silentzora: 3[/size]]" calcext:value-type="string">
            <text:p>[b]4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Ultimate_Torment_and_Torture.png" calcext:value-type="string">
            <text:p>convert background.png -gravity Center -size 270 -pointsize 24 -fill black -annotate +0-14 'Voted #4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t=45804#p760002]Hocusdoom[/url][/b] [[b]8[/b]: [size=85]Master Medi: 2, Мichаеlis: 2, MaxRideWizardLord: 4[/size]]" calcext:value-type="string">
            <text:p>[b]53. [url=https://forum.zdoom.org/viewtopic.php?t=45804#p760002]Hocusdoom[/url][/b] [[b]8[/b]: [size=85]Master Medi: 2, Мichаеlis: 2, MaxRideWizardLord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ocusdoom.png" calcext:value-type="string">
            <text:p>convert background.png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www.doomworld.com/forum/topic/57957-psx-doomfinal-doom-tc-version-2135-now-released/]PlayStation Doom TC[/url][/b] [[b]8[/b]: [size=85]leodoom85: 1, lil'devil: 1, Olroda: 5, Ravick: 1[/size]]" calcext:value-type="string">
            <text:p>[b]5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layStation_Doom_TC.png" calcext:value-type="string">
            <text:p>convert background.png -gravity Center -size 270 -pointsize 24 -fill black -annotate +0-14 'Voted #5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7[/b]: [size=85]leodoom85: 1, undeadmonk354: 2, lil'devil: 1, The_Abysswalker: 2, MaxRideWizardLord: 1[/size]]" calcext:value-type="string">
            <text:p>[b]55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t=30942#p586255]Hunter’s Moon[/url][/b] [[b]7[/b]: [size=85]ibm5155: 3, D3athStalker: 1, Мichаеlis: 1, shotfan: 2[/size]]" calcext:value-type="string">
            <text:p>[b]55. [url=https://forum.zdoom.org/viewtopic.php?t=30942#p586255]Hunter’s Moon[/url][/b] [[b]7[/b]: [size=85]ibm5155: 3, D3athStalker: 1, Мichаеlis: 1, shotfan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t=56668#p1000996]Rise Of The Wool Ball[/url][/b] [[b]7[/b]: [size=85]TheMightyHeracross: 3, QuakedoomNukem Cz: 1, Apaul27 : 3[/size]]" calcext:value-type="string">
            <text:p>[b]55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ise_Of_The_Wool_Ball.png" calcext:value-type="string">
            <text:p>convert background.png -gravity Center -size 270 -pointsize 24 -fill black -annotate +0-14 'Voted #5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45&amp;t=13704#p278356]The Ghoul's Forest 3[/url][/b] [[b]7[/b]: [size=85]ibm5155: 1, undeadmonk354: 4, lil'devil: 2[/size]]" calcext:value-type="string">
            <text:p>[b]55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Ghoul_s_Forest_3.png" calcext:value-type="string">
            <text:p>convert background.png -gravity Center -size 270 -pointsize 24 -fill black -annotate +0-14 'Voted #5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55465#p982269]WW-Cola3[/url][/b] [[b]7[/b]: [size=85]phantombeta: 2, Apaul27 : 2, wolfmanfp: 3[/size]]" calcext:value-type="string">
            <text:p>[b]55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Astrostein[/url][/b] [[b]2[/b]: [size=85]Sgt. Shivers: 2[/size]]" calcext:value-type="string">
            <text:p>[b]129. [url=http://lazrojas.com/wolfendoom/astrostein_2.html]WolfenDOOM: 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Astrostein.png" calcext:value-type="string">
            <text:p>convert background.png -gravity Center -size 270 -pointsize 24 -fill black -annotate +0-14 'Voted #12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21:35:17.95227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02T21:39:21.033689098</dc:date>
    <meta:editing-duration>P1DT18H58M25S</meta:editing-duration>
    <meta:editing-cycles>219</meta:editing-cycles>
    <meta:generator>LibreOffice/6.1.5.2$Linux_X86_64 LibreOffice_project/10$Build-2</meta:generator>
    <meta:document-statistic meta:table-count="2" meta:cell-count="4554" meta:object-count="0"/>
  </office:meta>
</office:document-meta>
</file>